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2.03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measure" style:list-style-name="L1">
      <style:graphic-properties draw:textarea-horizontal-align="center" draw:textarea-vertical-align="middle" draw:line-distance="0.325cm"/>
    </style:style>
    <style:style style:name="gr7" style:family="graphic" style:parent-style-name="measure">
      <style:graphic-properties draw:textarea-horizontal-align="center" draw:textarea-vertical-align="middle" draw:line-distance="0.43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1.905cm" svg:x="2.27cm" svg:y="6.71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16cm" svg:y1="6.715cm" svg:x2="11.16cm" svg:y2="8.62cm">
          <text:p/>
        </draw:line>
        <draw:frame draw:style-name="gr3" draw:layer="layout" svg:width="4.136cm" svg:height="4.37cm" svg:x="13.373cm" svg:y="9.05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3.469cm" svg:height="4.37cm" svg:x="5.118cm" svg:y="9.05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2" draw:layer="layout" svg:width="2.593cm" svg:height="0.962cm" svg:x="5.392cm" svg:y="7.25cm">
          <draw:text-box>
            <text:p><text:span text:style-name="T1">Fluid L</text:span></text:p>
          </draw:text-box>
        </draw:frame>
        <draw:frame draw:style-name="gr5" draw:text-style-name="P2" draw:layer="layout" svg:width="2.661cm" svg:height="0.962cm" svg:x="14.214cm" svg:y="7.25cm">
          <draw:text-box>
            <text:p><text:span text:style-name="T1">Fluid R</text:span></text:p>
          </draw:text-box>
        </draw:frame>
        <draw:measure draw:style-name="gr6" draw:text-style-name="P3" draw:layer="measurelines" svg:x1="2.27cm" svg:y1="5.945cm" svg:x2="20.05cm" svg:y2="5.945cm">
          <text:p text:style-name="P3"><text:span text:style-name="T2">1 m</text:span></text:p>
        </draw:measure>
        <draw:measure draw:style-name="gr7" draw:text-style-name="P1" draw:layer="layout" svg:x1="2.27cm" svg:y1="6.715cm" svg:x2="11.16cm" svg:y2="6.715cm">
          <text:p text:style-name="P1">0.5 m<text:measure text:kind="gap"/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2-21T20:40:33</meta:creation-date>
    <dc:date>2010-02-24T12:52:22</dc:date>
    <meta:editing-duration>PT00H38M46S</meta:editing-duration>
    <meta:editing-cycles>8</meta:editing-cycles>
    <meta:generator>OpenOffice.org/3.1$Linux OpenOffice.org_project/310m19$Build-9420</meta:generator>
    <meta:document-statistic meta:object-count="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o math:stretchy="false">ρ</math:mo>
            <math:mi>R</math:mi>
          </math:msub>
          <math:mrow>
            <math:mi/>
            <math:mo math:stretchy="false">=</math:mo>
            <math:mi/>
          </math:mrow>
          <math:mn>0.125</math:mn>
        </math:mrow>
      </math:mtr>
      <math:mtr>
        <math:mrow>
          <math:msub>
            <math:mi>p</math:mi>
            <math:mi>R</math:mi>
          </math:msub>
          <math:mrow>
            <math:mi/>
            <math:mo math:stretchy="false">=</math:mo>
            <math:mi/>
          </math:mrow>
          <math:mn>0.1</math:mn>
        </math:mrow>
      </math:mtr>
      <math:mtr>
        <math:mrow>
          <math:msub>
            <math:mo math:stretchy="false">γ</math:mo>
            <math:mi>R</math:mi>
          </math:msub>
          <math:mrow>
            <math:mi/>
            <math:mo math:stretchy="false">=</math:mo>
            <math:mi/>
          </math:mrow>
          <math:mrow>
            <math:mn>5</math:mn>
            <math:mo math:stretchy="false">/</math:mo>
            <math:mn>3</math:mn>
          </math:mrow>
        </math:mrow>
      </math:mtr>
      <math:mtr>
        <math:mrow>
          <math:mover math:accent="true">
            <math:msub>
              <math:mi>U</math:mi>
              <math:mi>R</math:mi>
            </math:msub>
            <math:mo math:stretchy="false">→</math:mo>
          </math:mover>
          <math:mrow>
            <math:mi/>
            <math:mo math:stretchy="false">=</math:mo>
            <math:mi/>
          </math:mrow>
          <math:mover math:accent="true">
            <math:mn>0</math:mn>
            <math:mo math:stretchy="false">→</math:mo>
          </math:mover>
        </math:mrow>
      </math:mtr>
    </math:mtable>
    <math:annotation math:encoding="StarMath 5.0">%rho_R `=` 0.125 newline 
p_R `=` 0.1 newline
%gamma_R `=` 5/3 newline
vec U_R`=`vec 0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o math:stretchy="false">ρ</math:mo>
            <math:mi>L</math:mi>
          </math:msub>
          <math:mrow>
            <math:mi/>
            <math:mo math:stretchy="false">=</math:mo>
            <math:mi/>
          </math:mrow>
          <math:mn>1.0</math:mn>
        </math:mrow>
      </math:mtr>
      <math:mtr>
        <math:mrow>
          <math:msub>
            <math:mi>p</math:mi>
            <math:mi>L</math:mi>
          </math:msub>
          <math:mrow>
            <math:mi/>
            <math:mo math:stretchy="false">=</math:mo>
            <math:mi/>
          </math:mrow>
          <math:mn>1.0</math:mn>
        </math:mrow>
      </math:mtr>
      <math:mtr>
        <math:mrow>
          <math:msub>
            <math:mo math:stretchy="false">γ</math:mo>
            <math:mi>L</math:mi>
          </math:msub>
          <math:mrow>
            <math:mi/>
            <math:mo math:stretchy="false">=</math:mo>
            <math:mi/>
          </math:mrow>
          <math:mrow>
            <math:mn>5</math:mn>
            <math:mo math:stretchy="false">/</math:mo>
            <math:mn>3</math:mn>
          </math:mrow>
        </math:mrow>
      </math:mtr>
      <math:mtr>
        <math:mrow>
          <math:mover math:accent="true">
            <math:msub>
              <math:mi>U</math:mi>
              <math:mi>L</math:mi>
            </math:msub>
            <math:mo math:stretchy="false">→</math:mo>
          </math:mover>
          <math:mrow>
            <math:mi/>
            <math:mo math:stretchy="false">=</math:mo>
            <math:mi/>
          </math:mrow>
          <math:mover math:accent="true">
            <math:mn>0</math:mn>
            <math:mo math:stretchy="false">→</math:mo>
          </math:mover>
        </math:mrow>
      </math:mtr>
    </math:mtable>
    <math:annotation math:encoding="StarMath 5.0">%rho_L `=` 1.0 newline 
p_L `=` 1.0 newline
%gamma_L `=` 5/3 newline
vec U_L`=`vec 0</math:annotation>
  </math:semantics>
</math:math>
</file>